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SingletonAspectInstanceFactoryDecor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SingletonAspectInstanceFactoryDecorator.getAspec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SingletonAspectInstanceFactoryDecorator.getAspectCreationMut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SingletonAspectInstanceFactoryDecorator.getAspectInstan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azySingletonAspectInstanceFactoryDecorator.getAspec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SingletonAspectInstanceFactoryDecorato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SingletonAspectInstanceFactoryDecorator.isMater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SingletonAspectInstanceFactoryDecorator.LazySingletonAspectInstanceFactoryDecorator( MetadataAwareAspectInstanceFactory maai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